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3" style:family="paragraph" style:parent-style-name="Table_20_Contents">
      <style:text-properties officeooo:rsid="000bac82" officeooo:paragraph-rsid="0066f2ee"/>
    </style:style>
    <style:style style:name="P44" style:family="paragraph" style:parent-style-name="Table_20_Contents">
      <style:text-properties officeooo:rsid="000bac82" officeooo:paragraph-rsid="007055ea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9" style:family="paragraph" style:parent-style-name="Text_20_body">
      <style:text-properties officeooo:rsid="0063f0b0"/>
    </style:style>
    <style:style style:name="P70" style:family="paragraph" style:parent-style-name="Standard">
      <style:paragraph-properties fo:break-before="page"/>
      <style:text-properties officeooo:paragraph-rsid="006217d2"/>
    </style:style>
    <style:style style:name="P7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72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5" style:family="text">
      <style:text-properties officeooo:rsid="0023c526"/>
    </style:style>
    <style:style style:name="T26" style:family="text">
      <style:text-properties officeooo:rsid="00282cca"/>
    </style:style>
    <style:style style:name="T27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8" style:family="text">
      <style:text-properties style:font-name="Times New Roman" style:font-name-asian="Times New Roman2" style:font-name-complex="Times New Roman2"/>
    </style:style>
    <style:style style:name="T2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1" style:family="text">
      <style:text-properties style:font-name-asian="Times New Roman2" style:font-name-complex="Times New Roman2"/>
    </style:style>
    <style:style style:name="T32" style:family="text">
      <style:text-properties officeooo:rsid="00282cca" style:font-name-asian="Times New Roman2" style:font-name-complex="Times New Roman2"/>
    </style:style>
    <style:style style:name="T33" style:family="text">
      <style:text-properties officeooo:rsid="001331e3" style:font-name-asian="Times New Roman2" style:font-name-complex="Times New Roman2"/>
    </style:style>
    <style:style style:name="T34" style:family="text">
      <style:text-properties style:font-name-asian="Times New Roman2" style:font-name-complex="Times New Roman2" style:font-style-complex="normal" style:font-weight-complex="normal"/>
    </style:style>
    <style:style style:name="T35" style:family="text">
      <style:text-properties officeooo:rsid="002e1b18"/>
    </style:style>
    <style:style style:name="T36" style:family="text">
      <style:text-properties officeooo:rsid="00181cf4"/>
    </style:style>
    <style:style style:name="T37" style:family="text">
      <style:text-properties fo:language="ru" fo:country="RU"/>
    </style:style>
    <style:style style:name="T38" style:family="text">
      <style:text-properties officeooo:rsid="003622d5"/>
    </style:style>
    <style:style style:name="T39" style:family="text">
      <style:text-properties officeooo:rsid="002e1b18" style:font-style-complex="normal"/>
    </style:style>
    <style:style style:name="T40" style:family="text">
      <style:text-properties officeooo:rsid="003622d5" style:font-style-complex="normal"/>
    </style:style>
    <style:style style:name="T41" style:family="text">
      <style:text-properties officeooo:rsid="0023c526" style:font-style-complex="normal"/>
    </style:style>
    <style:style style:name="T42" style:family="text">
      <style:text-properties fo:language="en" fo:country="US"/>
    </style:style>
    <style:style style:name="T43" style:family="text">
      <style:text-properties fo:language="uk" fo:country="UA"/>
    </style:style>
    <style:style style:name="T44" style:family="text">
      <style:text-properties fo:language="uk" fo:country="UA" officeooo:rsid="002c9457"/>
    </style:style>
    <style:style style:name="T45" style:family="text">
      <style:text-properties fo:language="uk" fo:country="UA" officeooo:rsid="0021a7d8"/>
    </style:style>
    <style:style style:name="T46" style:family="text">
      <style:text-properties fo:language="uk" fo:country="UA" fo:font-weight="bold" style:font-weight-asian="bold" style:font-weight-complex="bold"/>
    </style:style>
    <style:style style:name="T47" style:family="text">
      <style:text-properties fo:language="uk" fo:country="UA" fo:font-weight="bold" officeooo:rsid="002c9457" style:font-weight-asian="bold" style:font-weight-complex="bold"/>
    </style:style>
    <style:style style:name="T48" style:family="text">
      <style:text-properties fo:language="uk" fo:country="UA" fo:font-weight="bold" officeooo:rsid="007055ea" style:font-weight-asian="bold" style:font-weight-complex="bold"/>
    </style:style>
    <style:style style:name="T49" style:family="text">
      <style:text-properties fo:language="uk" fo:country="UA" fo:font-weight="normal" officeooo:rsid="0021a7d8" style:font-weight-asian="normal" style:font-weight-complex="normal"/>
    </style:style>
    <style:style style:name="T50" style:family="text">
      <style:text-properties fo:language="uk" fo:country="UA" fo:font-weight="normal" officeooo:rsid="0069f8c3" style:font-weight-asian="normal" style:font-weight-complex="normal"/>
    </style:style>
    <style:style style:name="T51" style:family="text">
      <style:text-properties fo:language="uk" fo:country="UA" officeooo:rsid="0058499d"/>
    </style:style>
    <style:style style:name="T52" style:family="text">
      <style:text-properties fo:language="uk" fo:country="UA" officeooo:rsid="00663b9c"/>
    </style:style>
    <style:style style:name="T53" style:family="text">
      <style:text-properties fo:language="uk" fo:country="UA" officeooo:rsid="00694122"/>
    </style:style>
    <style:style style:name="T54" style:family="text">
      <style:text-properties fo:language="uk" fo:country="UA" officeooo:rsid="007324d5"/>
    </style:style>
    <style:style style:name="T55" style:family="text">
      <style:text-properties officeooo:rsid="003b8003"/>
    </style:style>
    <style:style style:name="T56" style:family="text">
      <style:text-properties officeooo:rsid="000f0310"/>
    </style:style>
    <style:style style:name="T57" style:family="text">
      <style:text-properties officeooo:rsid="0010dd33"/>
    </style:style>
    <style:style style:name="T58" style:family="text">
      <style:text-properties officeooo:rsid="00117476"/>
    </style:style>
    <style:style style:name="T59" style:family="text">
      <style:text-properties officeooo:rsid="0014585f"/>
    </style:style>
    <style:style style:name="T60" style:family="text">
      <style:text-properties officeooo:rsid="0042ad5b"/>
    </style:style>
    <style:style style:name="T61" style:family="text">
      <style:text-properties officeooo:rsid="00464a7d"/>
    </style:style>
    <style:style style:name="T62" style:family="text">
      <style:text-properties officeooo:rsid="004bcbd5"/>
    </style:style>
    <style:style style:name="T63" style:family="text">
      <style:text-properties officeooo:rsid="0053ed7c"/>
    </style:style>
    <style:style style:name="T64" style:family="text">
      <style:text-properties officeooo:rsid="0058499d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officeooo:rsid="0066f2ee"/>
    </style:style>
    <style:style style:name="T71" style:family="text">
      <style:text-properties officeooo:rsid="006b7d4c"/>
    </style:style>
    <style:style style:name="T72" style:family="text">
      <style:text-properties officeooo:rsid="006e73f6"/>
    </style:style>
    <style:style style:name="T73" style:family="text">
      <style:text-properties officeooo:rsid="007055ea"/>
    </style:style>
    <style:style style:name="T74" style:family="text">
      <style:text-properties officeooo:rsid="0071856a"/>
    </style:style>
    <style:style style:name="T75" style:family="text">
      <style:text-properties officeooo:rsid="00728096"/>
    </style:style>
    <style:style style:name="T76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7" style:family="text">
      <style:text-properties style:font-name="Liberation Serif" fo:font-size="10.5pt" style:font-size-asian="10.5pt" style:font-size-complex="10.5pt"/>
    </style:style>
    <style:style style:name="T7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9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0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1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10pt" style:font-size-asian="10pt" style:font-size-complex="10pt"/>
    </style:style>
    <style:style style:name="T84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5" style:family="text">
      <style:text-properties style:font-name="Liberation Serif" fo:font-size="10pt" style:font-size-asian="10pt" style:font-size-complex="10pt"/>
    </style:style>
    <style:style style:name="T86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4" svg:width="7.303cm" svg:height="8.256cm" svg:x="17.919cm" svg:y="0.309cm">
        <draw:text-box>
          <text:p><text:span text:style-name="T76">Аналізує </text:span><text:span text:style-name="T77">умову задачі, виокремлює зв’язки </text:span><text:span text:style-name="T77">між величинами. Реалізує математичні моделі </text:span><text:span text:style-name="T77">засобами електронних таблиць.</text:span></text:p>
          <text:p><text:span text:style-name="T76">Використовує</text:span><text:span text:style-name="T77"> формули в електронних </text:span><text:span text:style-name="T77">таблицях.</text:span></text:p>
          <text:p><text:span text:style-name="T76">Редагує</text:span><text:span text:style-name="T77"> <text:s/>і </text:span><text:span text:style-name="T76">форматує</text:span><text:span text:style-name="T77"> електронні таблиці.</text:span></text:p>
          <text:p text:style-name="P73"><text:span text:style-name="T78">Застосовує</text:span><text:span text:style-name="T79"> засоби автозаповнення й </text:span><text:span text:style-name="T79">автозавершення для прискорення введення </text:span><text:span text:style-name="T79">даних</text:span></text:p>
          <text:p text:style-name="P73"><text:span text:style-name="T80">Ціннісна складова</text:span></text:p>
          <text:p><text:span text:style-name="T76">Розпізнає</text:span><text:span text:style-name="T77"> задачі, для яких доцільно </text:span><text:span text:style-name="T77">використовувати електронні таблиці.</text:span></text:p>
          <text:p><text:span text:style-name="T76">Робить висновки</text:span><text:span text:style-name="T77"> на основі аналізу даних в </text:span><text:span text:style-name="T77">електронних таблицях</text:span></text:p>
        </draw:text-box>
      </draw:frame>
      <text:p text:style-name="P6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4">8</text:span>-<text:span text:style-name="T61">А</text:span></text:p>
          </table:table-cell>
          <table:table-cell table:style-name="Таблиця2.A1" office:value-type="string">
            <text:p text:style-name="P41"><text:span text:style-name="T74">8</text:span>-<text:span text:style-name="T61">Б</text:span></text:p>
          </table:table-cell>
          <table:table-cell table:style-name="Таблиця2.G1" office:value-type="string">
            <text:p text:style-name="P41"><text:span text:style-name="T74">8</text:span>-<text:span text:style-name="T71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20">Тема </text:span><text:span text:style-name="T21">1</text:span><text:span text:style-name="T20">. </text:span><text:span text:style-name="T15">Алгоритми та програми </text:span><text:span text:style-name="T16">(</text:span><text:span text:style-name="T19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61">Виконав<text:span text:style-name="T37">ц</text:span>і алгоритмів</text:p>
          </table:table-cell>
          <table:table-cell table:style-name="Таблиця2.D1" table:number-rows-spanned="16" office:value-type="string">
            <text:p text:style-name="P64"><draw:frame text:anchor-type="paragraph" draw:z-index="1" draw:name="Фигура3" draw:style-name="gr2" draw:text-style-name="P78" svg:width="7.277cm" svg:height="10.05cm" svg:x="0.016cm" svg:y="0.079cm"><draw:text-box><text:p text:style-name="P75"><text:span text:style-name="T80">Учень/учениця</text:span></text:p><text:p text:style-name="P73"><text:span text:style-name="T80">Знаннєва складова</text:span></text:p><text:p text:style-name="P76"><text:span text:style-name="T79"><text:s text:c="5"/></text:span><text:span text:style-name="T78">Пояснює</text:span><text:span text:style-name="T79"> поняття величини, змінної та </text:span><text:span text:style-name="T79">операції присвоювання.</text:span></text:p><text:p text:style-name="P76"><text:span text:style-name="T79"><text:s text:c="4"/></text:span><text:span text:style-name="T78">Знає</text:span><text:span text:style-name="T79"> базові алгоритми роботи зі змінними: </text:span><text:span text:style-name="T79">обмін значеннями, визначення найбільшого й </text:span><text:span text:style-name="T79">найменшого з двох значень</text:span></text:p><text:p text:style-name="P76"><text:span text:style-name="T79"/></text:p><text:p text:style-name="P76"><text:span text:style-name="T80">Діяльнісна складова</text:span></text:p><text:p text:style-name="P77"><text:span text:style-name="T79"><text:s text:c="4"/></text:span><text:span text:style-name="T78">Використовує</text:span><text:span text:style-name="T79"> різні алгоритмічні структури </text:span><text:span text:style-name="T79">та змінні для <text:s/>розв’язання навчальних і </text:span><text:span text:style-name="T79">життєвих задач.</text:span></text:p><text:p text:style-name="P77"><text:span text:style-name="T79"><text:s text:c="5"/></text:span><text:span text:style-name="T78">Застосовує</text:span><text:span text:style-name="T79"> засоби програмування для </text:span><text:span text:style-name="T79">побудови моделей</text:span></text:p><text:p text:style-name="P77"><text:span text:style-name="T81"/></text:p><text:p text:style-name="P77"><text:span text:style-name="T80">Ціннісна складова</text:span></text:p><text:p text:style-name="P77"><text:span text:style-name="T79"><text:s text:c="5"/></text:span><text:span text:style-name="T78">Усвідомлює</text:span><text:span text:style-name="T79"> роль програмування та </text:span><text:span text:style-name="T79">моделювання для розв’язання навчальних і </text:span><text:span text:style-name="T79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61"><text:span text:style-name="T38">С</text:span>истеми команд <text:span text:style-name="T38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61"><text:span text:style-name="T40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0">Розбір</text:span><text:span text:style-name="T4"> </text:span><text:span text:style-name="T40">в</text:span><text:span text:style-name="T38">идів опису алгоритмів. </text:span><text:span text:style-name="T39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5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5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9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5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5">інійн</text:span>их<text:span text:style-name="T25"> алгоритм</text:span>ів<text:span text:style-name="T25">. </text:span><text:span text:style-name="T39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0">Узагальнення <text:span text:style-name="T72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61">Алгоритми з розгалуженнями. <text:span text:style-name="T38">Виконання </text:span>алгоритм<text:span text:style-name="T38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61">Алгоритми з повтореннями. <text:span text:style-name="T38">Складання </text:span>алгоритм<text:span text:style-name="T38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61">Алгоритми з повтореннями. <text:span text:style-name="T38">Виконання </text:span>алгоритм<text:span text:style-name="T38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6">Створення програм у середовищі Скретч</text:span>. <text:span text:style-name="T25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6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1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62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9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6">Тема 2</text:span>. <text:span text:style-name="T31">Опрацювання табличних даних</text:span> (<text:span text:style-name="T62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63"><text:span text:style-name="T12">Поняття електронної таблиці. </text:span><text:span text:style-name="T22">Практична робота №</text:span><text:span text:style-name="T23">6</text:span><text:span text:style-name="T22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6"><draw:frame text:anchor-type="paragraph" draw:z-index="2" draw:name="Фигура1" draw:style-name="gr3" draw:text-style-name="P79" svg:width="7.303cm" svg:height="5.569cm" svg:x="0.069cm" svg:y="0.178cm"><draw:text-box><text:p><text:span text:style-name="T82">Знаннєва складова</text:span></text:p><text:p><text:span text:style-name="T83">Пояснює призначення електронних таблиць, зокрема як засобу моделювання.</text:span></text:p><text:p><text:span text:style-name="T83">Знає принципи адресації клітинок і діапазонів. </text:span><text:span text:style-name="T84">Називає </text:span><text:span text:style-name="T85">основні типи даних та пояснює їхнє призначення.</text:span></text:p><text:p><text:span text:style-name="T84">Називає</text:span><text:span text:style-name="T85"> і </text:span><text:span text:style-name="T84">пояснює </text:span><text:span text:style-name="T85">призначення основних об’єктів ЕТ.</text:span></text:p><text:p><text:span text:style-name="T76">Пояснює </text:span><text:span text:style-name="T77">поняття моделі</text:span></text:p><text:p text:style-name="P73"><text:span text:style-name="T86">Діяльнісна складова</text:span></text:p><text:p><text:span text:style-name="T84">Застосовує </text:span><text:span text:style-name="T85">засоби опрацювання електронних таблиць для розв’язання навчальних і життєвих задач. </text:span></text:p></draw:text-box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3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5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4"><text:span text:style-name="T8">Практична робота №</text:span><text:span text:style-name="T9">7</text:span><text:span text:style-name="T8">. </text:span>Адресація. Формули. <text:span text:style-name="T39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5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5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53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5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3">0</text:span></text:p>
          </table:table-cell>
          <table:table-cell table:style-name="Таблиця1.A2" office:value-type="string">
            <text:p text:style-name="P48"><text:span text:style-name="T26">Узагальнення з теми </text:span><text:span text:style-name="T33">Опрацювання табличних даних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7">Тема <text:span text:style-name="T68">3</text:span>. <text:span text:style-name="T28">Служби Інтернету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6">Безпека життєдіяльності при роботі з комп'ютером<text:span text:style-name="T10">. </text:span><text:span text:style-name="T34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7">Знаннєва складова</text:p>
            <text:p text:style-name="P68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8"><text:span text:style-name="T1">Пояснює</text:span> небезпеки, пов’язані з використанням електронної пошти.</text:p>
            <text:p text:style-name="P68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Діяльнісна складова</text:p>
            <text:p text:style-name="P68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8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7">Ціннісна складова</text:p>
            <text:p text:style-name="P68"><text:span text:style-name="T1">Усвідомлює</text:span> переваги та недоліки електронної пошти як засобу спілкування.</text:p>
            <text:p text:style-name="P68"><text:span text:style-name="T1">Дотримується</text:span> принципів електронного етикету та безпечного користування електронною поштою.</text:p>
            <text:p text:style-name="P68"><text:span text:style-name="T1">Усвідомлює </text:span>цінність персонального освітньо-комунікаційного середовища.</text:p>
            <text:p text:style-name="P65"><text:span text:style-name="T24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9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5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52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9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9">керування спільним доступом до них. Хмарні сервіси. </text:span><text:span text:style-name="T35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9">10</text:span><text:span text:style-name="T3">. </text:span>Онлайнові перекладачі. 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7">Інтернет речей. <text:span text:style-name="T62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4</text:p>
          </table:table-cell>
          <table:table-cell table:style-name="Таблиця3.A2" office:value-type="string">
            <text:p text:style-name="P26">8</text:p>
          </table:table-cell>
          <table:table-cell table:style-name="Таблиця3.A2" office:value-type="string">
            <text:p text:style-name="P60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5</text:p>
          </table:table-cell>
          <table:table-cell table:style-name="Таблиця3.A2" office:value-type="string">
            <text:p text:style-name="P26">9</text:p>
          </table:table-cell>
          <table:table-cell table:style-name="Таблиця3.A2" office:value-type="string">
            <text:p text:style-name="P48"><text:span text:style-name="T26">Узагальнення з теми <text:s/>«</text:span><text:span text:style-name="T32">Служби Інтернету»</text:span></text:p>
            <text:p text:style-name="P48"/>
            <text:p text:style-name="P48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70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Годин на тиждень</text:p>
          </table:table-cell>
          <table:table-cell table:style-name="Таблица2.A1" office:value-type="string">
            <text:p text:style-name="P29">Разом за програмою</text:p>
          </table:table-cell>
          <table:table-cell table:style-name="Таблица2.A1" office:value-type="string">
            <text:p text:style-name="P29">І ч.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2">II </text:span></text:span><text:span text:style-name="Основной_20_шрифт_20_абзаца"><text:span text:style-name="T43">2 ч.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2">III</text:span></text:span><text:span text:style-name="Основной_20_шрифт_20_абзаца"><text:span text:style-name="T43"> ч.</text:span></text:span></text:p>
          </table:table-cell>
          <table:table-cell table:style-name="Таблица2.G1" office:value-type="string">
            <text:p text:style-name="P32"><text:span text:style-name="Основной_20_шрифт_20_абзаца"><text:span text:style-name="T42">IV</text:span></text:span><text:span text:style-name="Основной_20_шрифт_20_абзаца"><text:span text:style-name="T43"> ч.</text:span></text:span></text:p>
          </table:table-cell>
        </table:table-row>
        <table:table-row>
          <table:table-cell table:style-name="Таблица2.A2" office:value-type="string">
            <text:p text:style-name="P30"><text:span text:style-name="T74">8</text:span>-А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5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74">8</text:span>-Б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  <table:table-row>
          <table:table-cell table:style-name="Таблица2.A2" office:value-type="string">
            <text:p text:style-name="P30"><text:span text:style-name="T74">8</text:span>-<text:span text:style-name="T61">В</text:span>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3">Граф<text:span text:style-name="Основной_20_шрифт_20_абзаца"><text:span text:style-name="T43">ік контрольних та практичних робіт </text:span></text:span><text:span text:style-name="Основной_20_шрифт_20_абзаца"><text:span text:style-name="T54">8</text:span></text:span><text:span text:style-name="Основной_20_шрифт_20_абзаца"><text:span text:style-name="T43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1">Тип роботи</text:p>
          </table:table-cell>
          <table:table-cell table:style-name="Таблиця4.A2" office:value-type="string">
            <text:p text:style-name="P31"><text:span text:style-name="T74">8</text:span>-А</text:p>
          </table:table-cell>
          <table:table-cell table:style-name="Таблиця4.A2" office:value-type="string">
            <text:p text:style-name="P31"><text:span text:style-name="T74">8</text:span>-Б</text:p>
          </table:table-cell>
          <table:table-cell table:style-name="Таблиця4.D2" office:value-type="string">
            <text:p text:style-name="P31"><text:span text:style-name="T74">8</text:span>-<text:span text:style-name="T70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3">Практична робота №</text:span></text:span><text:span text:style-name="Основной_20_шрифт_20_абзаца"><text:span text:style-name="T44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3">Практична робота №</text:span></text:span><text:span text:style-name="Основной_20_шрифт_20_абзаца"><text:span text:style-name="T44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44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6">Узагальнення №</text:span></text:span><text:span text:style-name="Основной_20_шрифт_20_абзаца"><text:span text:style-name="T47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51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51">5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46">Узагальнення №</text:span></text:span><text:span text:style-name="Основной_20_шрифт_20_абзаца"><text:span text:style-name="T48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9">Практична робота №</text:span></text:span><text:span text:style-name="Основной_20_шрифт_20_абзаца"><text:span text:style-name="T50">6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9">Практична робота №</text:span></text:span><text:span text:style-name="Основной_20_шрифт_20_абзаца"><text:span text:style-name="T50">7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7">Узагальнення №</text:span></text:span><text:span text:style-name="Основной_20_шрифт_20_абзаца"><text:span text:style-name="T48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53">8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53">9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5">Практична робота №</text:span></text:span><text:span text:style-name="Основной_20_шрифт_20_абзаца"><text:span text:style-name="T53">10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7">Узагальнення №</text:span></text:span><text:span text:style-name="Основной_20_шрифт_20_абзаца"><text:span text:style-name="T48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6">Заступник</text:span> директора _________ М.В. Савіна<text:tab/><text:tab/><text:tab/><text:tab/><text:tab/><text:tab/><text:tab/><text:tab/><text:span text:style-name="T56">Д</text:span>иректор <text:span text:style-name="T56">школи</text:span> ____________ Л.М. Воробйов</text:p>
      <text:p text:style-name="P7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7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0">і</text:span>нформатики для <text:span text:style-name="T75">8</text:span> класів</text:p>
      <text:p text:style-name="P9"><text:span text:style-name="T56">в</text:span>читель Трубіцина А.Л.</text:p>
      <text:p text:style-name="P9">201<text:span text:style-name="T65">8</text:span>-201<text:span text:style-name="T65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75">8 </text:span>класу</text:p>
      <text:p text:style-name="P6">загальноосвітніх навчальних закладів <text:span text:style-name="T57">затверджена Міністерством освіти і науки України</text:span></text:p>
      <text:p text:style-name="P8">(Наказ МОН від <text:span text:style-name="T58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7"><text:tab/><text:tab/></text:span><text:span text:style-name="T29">Погоджено на засіданні </text:span><text:span text:style-name="T30">Ш</text:span><text:span text:style-name="T29">МО</text:span></text:p>
      <text:p text:style-name="P5"><text:tab/><text:tab/>протокол № _____ від ___________ р.</text:p>
      <text:p text:style-name="P5"><text:tab/><text:tab/>кер. <text:span text:style-name="T59">Ш</text:span>МО _________________ В.В. Маляренко 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25:35.709202798</dc:date>
    <meta:editing-duration>PT1H17M36S</meta:editing-duration>
    <meta:editing-cycles>41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8" meta:non-whitespace-character-count="4217"/>
  </office:meta>
</office:document-meta>
</file>